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5"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5"/>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6"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3">00/00/0000</text:date>, <text:time style:data-style-name="N2" text:time-value="11:13:01.6511465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3T10:55:19.876281787</dc:date>
    <meta:editing-duration>P68DT10M37S</meta:editing-duration>
    <meta:editing-cycles>227</meta:editing-cycles>
    <meta:generator>LibreOffice/5.4.6.2$Linux_X86_64 LibreOffice_project/40m0$Build-2</meta:generator>
    <meta:document-statistic meta:table-count="2" meta:cell-count="1177" meta:object-count="0"/>
  </office:meta>
</office:document-meta>
</file>